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text-properties style:font-name="Times New Roman" fo:font-size="12pt" style:text-underline-style="none" style:font-size-asian="12pt" style:font-size-complex="12pt"/>
    </style:style>
    <style:style style:name="P4" style:family="paragraph" style:parent-style-name="Preformatted_20_Text">
      <style:text-properties style:font-name="Times New Roman" fo:font-size="12pt" style:text-underline-style="solid" style:text-underline-width="auto" style:text-underline-color="font-color" style:font-size-asian="12pt" style:font-size-complex="12pt"/>
    </style:style>
    <style:style style:name="P5" style:family="paragraph" style:parent-style-name="Text_20_body">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list-style-name="L1">
      <style:text-properties style:font-name="Times New Roman" fo:font-size="12pt" style:text-underline-style="none" style:font-size-asian="12pt" style:font-size-complex="12pt"/>
    </style:style>
    <style:style style:name="P7" style:family="paragraph" style:parent-style-name="Preformatted_20_Text" style:list-style-name="L2">
      <style:text-properties style:font-name="Times New Roman" fo:font-size="12pt" style:text-underline-style="none" style:font-size-asian="12pt" style:font-size-complex="12pt"/>
    </style:style>
    <style:style style:name="T1" style:family="text">
      <style:text-properties style:font-name="Times New Roman" fo:font-size="12pt" style:font-size-asian="12pt" style:font-size-complex="12pt"/>
    </style:style>
    <style:style style:name="T2" style:family="text">
      <style:text-properties style:font-name="Times New Roman" fo:font-size="12pt" fo:font-weight="bold" style:font-size-asian="12pt" style:font-weight-asian="bold" style:font-size-complex="12pt" style:font-weight-complex="bold"/>
    </style:style>
    <style:style style:name="T3" style:family="text">
      <style:text-properties style:font-name="Times New Roman" fo:font-size="12pt" style:text-underline-style="solid" style:text-underline-width="auto" style:text-underline-color="font-color" style:font-size-asian="12pt" style:font-size-complex="12pt"/>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style:font-name="Times New Roman" fo:font-size="12pt" style:text-underline-style="none" style:font-size-asian="12pt" style:font-size-complex="12pt"/>
    </style:style>
    <style:style style:name="T6" style:family="text">
      <style:text-properties fo:font-weight="normal" style:font-weight-asian="normal" style:font-weight-complex="normal"/>
    </style:style>
    <style:style style:name="T7" style:family="text">
      <style:text-properties fo:font-variant="normal" fo:text-transform="none" style:font-name="Times New Roman" fo:font-size="12pt" style:font-size-asian="12pt" style:font-size-complex="12pt"/>
    </style:style>
    <style:style style:name="T8"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from-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2">1 Einleitung</text:span></text:span></text:p>
      <text:p text:style-name="P1"><text:span text:style-name="Source_20_Text"><text:span text:style-name="T1">Diese Ausarbeitung wurde im Kontext des Moduls Web-basierte Anwendungen 1 erstellt und soll als Grundlage für ein Verständnis von Responsive Design dienen. </text:span></text:span></text:p>
      <text:p text:style-name="P1"><text:span text:style-name="Source_20_Text"><text:span text:style-name="T1">Responsive Design beschreibt einen Lösungsansatz mit Hilfe dessen eine Webseite sich automatisch an die Größe des vorhanden Display des Endgerätes anpassen kann, das zur Darstellung genutzt werden soll. Dies gewinnt in besonderem Maße dann Beachtung wenn es darum geht lediglich eine Webseite für die mobile und die Nutzung am Desktop-Computer zu erstellen.</text:span></text:span></text:p>
      <text:p text:style-name="P1"><text:span text:style-name="Source_20_Text"><text:span text:style-name="T1">Es werden im Folgenden eine Begriffserklärung gegeben, Alternativen aufgezeigt, die Unterschiede von Responsive Design zu zwei unabhängigen Webseiten im Format Mobil und Desktop-Computer skizziert, der technische Hintergrund erläutert sowie Vor- und Nachteile gegenübergestellt.</text:span></text:span></text:p>
      <text:p text:style-name="P1"><text:span text:style-name="Source_20_Text"><text:span text:style-name="T2">2 Hauptteil</text:span></text:span></text:p>
      <text:p text:style-name="Preformatted_20_Text"><text:span text:style-name="Source_20_Text"><text:span text:style-name="T1">2.1 </text:span></text:span><text:span text:style-name="Source_20_Text"><text:span text:style-name="T3">Begriffserklärung und Ideenherkunft</text:span></text:span></text:p>
      <text:p text:style-name="Preformatted_20_Text"><text:span text:style-name="Source_20_Text"><text:span text:style-name="T1"/></text:span></text:p>
      <text:p text:style-name="Preformatted_20_Text"><text:span text:style-name="Source_20_Text"><text:span text:style-name="T1">Neben „Responsive Design“ sind weitere mögliche Darstellungsformen des Wortes „Responsive (Web-) Design“ oder zu deutsch auch „Responsives (Web-) Design“, die sich allesamt mit dem selben Thema beschäftigen.</text:span></text:span></text:p>
      <text:p text:style-name="Preformatted_20_Text"><text:span text:style-name="Source_20_Text"><text:span text:style-name="T1"/></text:span></text:p>
      <text:p text:style-name="Preformatted_20_Text"><text:span text:style-name="Source_20_Text"><text:span text:style-name="T1">„Responsive Webdesign“ setzt sich zusammen aus den Worten „responsive“ was so viel heißt wie „reagierend, auf eine Initiative hin, ansprechbar“ und „Webdesign“ was selbsterklärend ist. Es bezeichnet folglich den Ansatz ein Webdesign auf bestimmte Einflüsse reagieren zu lassen.</text:span></text:span></text:p>
      <text:p text:style-name="Preformatted_20_Text"><text:span text:style-name="Source_20_Text"><text:span text:style-name="T1"/></text:span></text:p>
      <text:p text:style-name="Preformatted_20_Text"><text:span text:style-name="Source_20_Text"><text:span text:style-name="T1">Der Begriff findet seinen Ursprung in einem Artikel des Web Designers Ethan Marcotte in dem Magazin A List Apart aus dem Mai 2010, in dem er Bezug auf die sogenannte „responsive architecture“ und einige technische Grundlagen nimmt. [ALA]</text:span></text:span></text:p>
      <text:p text:style-name="Preformatted_20_Text"><text:span text:style-name="Source_20_Text"><text:span text:style-name="T1"/></text:span></text:p>
      <text:p text:style-name="Preformatted_20_Text"><draw:frame draw:style-name="fr1" draw:name="Grafik1" text:anchor-type="paragraph" svg:y="0.039cm" svg:width="11.871cm" svg:height="6.32cm" draw:z-index="0"><draw:image xlink:href="http://media.creativebloq.futurecdn.net/sites/creativebloq.com/files/imagecache/v2_article_image/articles/article/2012/04/ethan-marcotte.jpg" xlink:type="simple" xlink:show="embed" xlink:actuate="onLoad"/></draw:frame><text:span text:style-name="Source_20_Text"><text:span text:style-name="T7">Abbildung 1: Ethan Marcotte </text:span></text:span><text:span text:style-name="Source_20_Text"><text:span text:style-name="T1">[ABB1] </text:span></text:span></text:p>
      <text:p text:style-name="Preformatted_20_Text"><text:span text:style-name="Source_20_Text"><text:span text:style-name="T1"/></text:span></text:p>
      <text:p text:style-name="Preformatted_20_Text"><text:span text:style-name="Source_20_Text"><text:span text:style-name="T4">„Der Begriff </text:span></text:span><text:span text:style-name="Source_20_Text"><text:span text:style-name="Strong_20_Emphasis"><text:span text:style-name="T4">Responsive Webdesign bedeutet</text:span></text:span></text:span><text:span text:style-name="Source_20_Text"><text:span text:style-name="T4"> [also] im übertragenen Sinne </text:span></text:span><text:span text:style-name="Source_20_Text"><text:span text:style-name="Strong_20_Emphasis"><text:span text:style-name="T4">"reagierendes Webdesign".</text:span></text:span></text:span><text:span text:style-name="Source_20_Text"><text:span text:style-name="T4"> Inhalts- und Navigationselemente sowie auch der strukturelle Aufbau einer </text:span></text:span><text:span text:style-name="Source_20_Text"><text:span text:style-name="Strong_20_Emphasis"><text:span text:style-name="T4">Website passen sich der Bildschirmauflösung des mobilen Endgeräts an</text:span></text:span></text:span><text:span text:style-name="Source_20_Text"><text:span text:style-name="T4"> – es reagiert auf und korrespondiert mit der Auflösung des mobilen Endgeräts. </text:span></text:span><text:span text:style-name="Source_20_Text"><text:span text:style-name="Strong_20_Emphasis"><text:span text:style-name="T4">Responsive Webdesign folgt dem Nutzer</text:span></text:span></text:span><text:span text:style-name="Source_20_Text"><text:span text:style-name="T4">, und nicht wie gegenwärtig, der Nutzer den meist starr konstruierten Layouts konventioneller Websites und Online-Shops.“ ([RWD] responsive-webdesign.mobi, 2014)</text:span></text:span></text:p>
      <text:p text:style-name="Preformatted_20_Text"><text:span text:style-name="Source_20_Text"><text:span text:style-name="T1"/></text:span></text:p>
      <text:p text:style-name="Preformatted_20_Text"><text:soft-page-break/><text:span text:style-name="Source_20_Text"><text:span text:style-name="T1">Ist eine Webseite also mit responsiv gestaltet so folgt sie in Form (Layout von Bildern und Menüleisten, etc.) und Funktion (Eingabe, Navigation, Dropdown-Menüs, etc.) der jeweiligen Anzeige. Mittels dieser Lösung wird die Webseite also geräteunabhängig optimal dargestellt und es kann so auf ständiges Zoomen verzichtet werden. [CCDM]</text:span></text:span></text:p>
      <text:p text:style-name="Preformatted_20_Text"><text:span text:style-name="Source_20_Text"><text:span text:style-name="T1"/></text:span></text:p>
      <text:p text:style-name="Preformatted_20_Text"><text:span text:style-name="Source_20_Text"><text:span text:style-name="T1">Dies stellt gleichzeitig auch die Grundidee dar: eine Webseite dermaßen flexibel zu gestalten dass sich das Design automatisch an das Endgerät anpasst (Größe und Funktion) und so die Benutzerfreundlichkeit gesteigert wird.</text:span></text:span></text:p>
      <text:p text:style-name="Preformatted_20_Text"><text:span text:style-name="Source_20_Text"><text:span text:style-name="T1"/></text:span></text:p>
      <text:p text:style-name="Preformatted_20_Text"><text:span text:style-name="Source_20_Text"><text:span text:style-name="T1"><draw:frame draw:style-name="fr2" draw:name="Grafik2" text:anchor-type="as-char" svg:width="12.435cm" svg:height="7.329cm" draw:z-index="1"><draw:image xlink:href="http://www.responsive-design.com/images/responsive-web-design.jpg" xlink:type="simple" xlink:show="embed" xlink:actuate="onLoad"/></draw:frame></text:span></text:span><text:span text:style-name="Source_20_Text"><text:span text:style-name="T1"> </text:span></text:span></text:p>
      <text:p text:style-name="Preformatted_20_Text"><text:span text:style-name="Source_20_Text"><text:span text:style-name="T1">Abbildung 2: Schematische Darstellung [ABB2] </text:span></text:span></text:p>
      <text:p text:style-name="Preformatted_20_Text"><text:span text:style-name="Source_20_Text"><text:span text:style-name="T1"/></text:span></text:p>
      <text:p text:style-name="Preformatted_20_Text"><text:span text:style-name="Source_20_Text"><text:span text:style-name="T1">2.2 </text:span></text:span><text:span text:style-name="Source_20_Text"><text:span text:style-name="T3">Probleme und Alternativen</text:span></text:span></text:p>
      <text:p text:style-name="Preformatted_20_Text"><text:span text:style-name="Source_20_Text"><text:span text:style-name="T1"/></text:span></text:p>
      <text:p text:style-name="Preformatted_20_Text"><text:span text:style-name="Source_20_Text"><text:span text:style-name="T5">Der wesentliche Unterschied zwischen den verwendeten Endgeräten (Smartphone, Computer, Tablet, etc.) ist die Größe des jeweiligen Displays und den damit einhergehenden Darstellungsmöglichkeiten einer Webseite.</text:span></text:span></text:p>
      <text:p text:style-name="Preformatted_20_Text"><text:span text:style-name="Source_20_Text"><text:span text:style-name="T1"/></text:span></text:p>
      <text:p text:style-name="Preformatted_20_Text"><text:span text:style-name="Source_20_Text"><text:span text:style-name="T1">Standard-Auflösungen von gängigen Geräten sind zum Beispiel bei </text:span></text:span><text:span text:style-name="Source_20_Text"><text:span text:style-name="T5">Smartphones </text:span></text:span><text:span text:style-name="Source_20_Text"><text:span text:style-name="T1">320px bis 480px, bei Tablets </text:span></text:span><text:span text:style-name="T1">768px bis 1024px und bei Computer-Desktops 1024px und mehr. [RWD] </text:span></text:p>
      <text:p text:style-name="P2"/>
      <text:p text:style-name="P2">Die daraus resultierende Problemstellung ist die eingangs erwähnte eingeschränkte Darstellungsmöglichkeit der einzelnen Displays. Für verschiedene Auflösungen konzipierte Webseiten werden auf unterschiedlichen Geräten verschieden groß oder klein dargestellt, was sich negativ auf die Benutzung auswirken kann. Unter anderem wird man dazu gezwungen manuell die Größe der Anzeige mittels manuellem Zoomen einzustellen.</text:p>
      <text:p text:style-name="P2"/>
      <text:p text:style-name="P2">Zusätzlich gilt es die mobile Nutzung (Smartphone, Tablet) zu berücksichtigen, da hier andere Features unterstützt werden als bei einem Desktop-Computer. Neben der Größe unterscheiden sich vor allem die Eingabemöglichkeiten. Was bei einem Desktop-Computer noch mit Maus und Tastatur gelöst wird muss mobil mittels Touchscreen geregelt werden, was bei ungeeigneter Anzeige der Webseite zu Problemen führen kann.</text:p>
      <text:p text:style-name="P2"/>
      <text:p text:style-name="P2">Es wird also deutlich dass sich Responsive Design eben nicht nur auf den Faktor der automatischen Anpassung der Größe und des Layouts bezieht sondern auch auf die Frage des „Wie“. Da eine Webseite die responsive gestaltet wurde auf möglichst vielen Geräten nutzbar sein soll muss sich das Design auch an Bedienelementen orientieren. Wird zum Beispiel eine Webseite auf einem Smart TV geöffnet und die Eingabe eines Passwortes mit Sonderzeichen gefordert kann dies schnell <text:soft-page-break/>lästig werden, da hier zur Eingabe lediglich eine Fernbedienung zur Verfügung steht. Es müssen also auch Lösungen für solche Probleme entwickelt und diskutiert werden.</text:p>
      <text:p text:style-name="P2"/>
      <text:p text:style-name="P2">Schon jetzt ist erkennbar das offensichtlich die Erstellung einer einzigen Webseite unzureichend ist, da es bei der Usability zu Konflikten kommen kann. Weiterführend kommt nun die Frage auf wie dieses Problem zu lösen ist. Zwei Lösungen sind denkbar: die Erstellung einer mobilen und Desktop-Version oder die Erstellung einer flexiblen Webseite, die sich dem Endgerät anpasst.</text:p>
      <text:p text:style-name="P2"/>
      <text:p text:style-name="Preformatted_20_Text"><draw:frame draw:style-name="fr1" draw:name="Grafik4" text:anchor-type="paragraph" svg:y="-0.072cm" svg:width="16.701cm" svg:height="12.241cm" draw:z-index="2"><draw:image xlink:href="http://blog.otto-office.com/wp-content/uploads/2013/01/Post_PC_14.jpg" xlink:type="simple" xlink:show="embed" xlink:actuate="onLoad"/></draw:frame><text:span text:style-name="Source_20_Text"><text:span text:style-name="T4">Abbildung 3: Absatz von Endgeräten [ABB3] </text:span></text:span></text:p>
      <text:p text:style-name="P5"/>
      <text:p text:style-name="Text_20_body"><text:span text:style-name="T4">„Studien zum Absatz mobiler Endgeräte belegen eine </text:span><text:span text:style-name="Strong_20_Emphasis"><text:span text:style-name="T4">stetige Zunahme der Verkäufe von Tablets und Smartphones</text:span></text:span><text:span text:style-name="T4">. Diese Entwicklung wird nicht nur von der Fachszene mit Euphorie verfolgt, es gibt auch fast täglich neue Entwicklungen zum Thema der technischen und grafischen Umsetzung von Webseiten für mobile Endgeräte. </text:span><text:span text:style-name="Strong_20_Emphasis"><text:span text:style-name="T4">Responsive Webdesign spielt mit der geräteübergreifenden Flexibilität eine tragende Rolle</text:span></text:span><text:span text:style-name="T4"> in dieser Bewegung die sich zunehmend zu einem Standard entwickelt. </text:span></text:p>
      <text:p text:style-name="Text_20_body"><text:span text:style-name="Strong_20_Emphasis"><text:span text:style-name="T6">Ein weiterer Aspekt für die Nachhaltigkeit von responsiven Webseiten stellt der Pflegeaufwand dar</text:span></text:span><text:span text:style-name="T6">. Die gesamten Inhalte einer Webseite, ob grafischer oder textlicher Natur, werden einmalig angelegt und können auf allen aktuellen sowie zukünftigen Endgeräten und Auflösungen mit gleichbleibendem Bedienkomfort zur Verfügung gestellt werden.“ </text:span><text:span text:style-name="Source_20_Text"><text:span text:style-name="T4">([RWD] responsive-webdesign.mobi, 2014)</text:span></text:span></text:p>
      <text:p text:style-name="P2">Es zeichnet sich also ab dass die Erstellung einer flexiblen Webseite gegenüber zwei unabhängigen Webseiten mit ihren Vorteilen überwiegt. Verringerter Pflegeaufwand vom Inhalt und Umfang der Seite, die automatische Anpassung an die Displaygröße und die gesteigerte Benutzerfreundlichkeit zeichnen Responsives Design aus. [RWD]</text:p>
      <text:p text:style-name="P2"><text:soft-page-break/></text:p>
      <text:p text:style-name="P2">Als Alternativen zu Responsive Design sind also lediglich nur die Betreibung einer einzigen Webseite ohne flexibles Design für alle Endgeräte sowie die Unterhaltung von zwei Webseiten unter Unterscheidung von mobil und Desktop-PC zu nennen.</text:p>
      <text:p text:style-name="P2"/>
      <text:p text:style-name="P2"/>
      <text:p text:style-name="P2"/>
      <text:p text:style-name="P2"/>
      <text:p text:style-name="P2"/>
      <text:p text:style-name="P2">2.4 <text:span text:style-name="T8">Vor- und Nachteile</text:span></text:p>
      <text:p text:style-name="P4"/>
      <text:p text:style-name="P3">Vorteile</text:p>
      <text:p text:style-name="P3"/>
      <text:list xml:id="list5337043069909100290" text:style-name="L1">
        <text:list-item>
          <text:p text:style-name="P6">Verringerung des Pflegeaufwands</text:p>
        </text:list-item>
      </text:list>
      <text:p text:style-name="P3">Da unter Verwendung von Responsive Design nur eine Webseite betrieben wird halbiert sich auch der Pflegeaufwand und die damit verbundene Wartung im Gegensatz zur Betreibung von mehreren Webseiten parallel</text:p>
      <text:list xml:id="list36276405" text:continue-numbering="true" text:style-name="L1">
        <text:list-item>
          <text:p text:style-name="P6">Anpassung an Bedürfnisse der mobilen Nutzung</text:p>
        </text:list-item>
      </text:list>
      <text:p text:style-name="P3">Eine für die Nutzung am Desktop-Computer konzipierte Webseite kann oft auf mobilen Endgeräten nur schlecht und unübersichtlich dargestellt werden und die Benutzung kann schnell problematisch werden, vor allem wenn es darum geht Eingaben zu machen oder zu navigieren. Mittels Responsive Design verändert sich der Aufbau der Webseite auf einem mobilen Gerät zu Gunsten der Benutzerfreundlichkeit, so werden zum Beispiel die Eingabemöglichkeiten optimiert und auch die Navigation dementsprechend angepasst (Anordnung, Größe, etc.)</text:p>
      <text:list xml:id="list36267374" text:continue-numbering="true" text:style-name="L1">
        <text:list-item>
          <text:p text:style-name="P6">Optimierte Anzeige</text:p>
        </text:list-item>
      </text:list>
      <text:p text:style-name="P3">Der Aufbau der Webseite und das Layout werden entsprechend der Größe des Displays angepasst und so optimiert </text:p>
      <text:list xml:id="list36274771" text:continue-numbering="true" text:style-name="L1">
        <text:list-item>
          <text:p text:style-name="P6">Konzentration auf lediglich eine Webseite</text:p>
        </text:list-item>
      </text:list>
      <text:p text:style-name="P3">Da die Entwicklung von zwei separaten Webseiten entfällt kann der Fokus bei Instandhaltung und Entwicklung auf lediglich ein Objekt gerichtet werden</text:p>
      <text:p text:style-name="P3"/>
      <text:p text:style-name="P3">Nachteile</text:p>
      <text:p text:style-name="P3"/>
      <text:list xml:id="list8550735449681027022" text:style-name="L2">
        <text:list-item>
          <text:p text:style-name="P7">Entwicklungsaufwand</text:p>
        </text:list-item>
      </text:list>
      <text:p text:style-name="P3">Da eine Webseite erst nach den Richtlinien beziehungsweise den Grundlagen des Responsive Design gestaltet werden muss ist das mit dementsprechenden Entwicklungsaufwand verbunden </text:p>
      <text:list xml:id="list36259173" text:continue-numbering="true" text:style-name="L2">
        <text:list-item>
          <text:p text:style-name="P7">Kostenfrage</text:p>
        </text:list-item>
      </text:list>
      <text:p text:style-name="P3">Jegliche Entscheidungen heutzutage müssen auch unter dem Aspekt der Kostenfrage betrachtet werden. Wie viel Geld möchte und kann wofür aufgebracht werden, in diesem Fall zum Beispiel der Entwicklung einer responsiven Webseite</text:p>
      <text:list xml:id="list36263453" text:continue-numbering="true" text:style-name="L2">
        <text:list-item>
          <text:p text:style-name="P7">Usabilitykonflikte</text:p>
        </text:list-item>
      </text:list>
      <text:p text:style-name="Preformatted_20_Text"><text:span text:style-name="Source_20_Text"><text:span text:style-name="T5">Unter dem Aspekt der Optimierung müssen natürlich auch Layout sowie Funktionen angepasst und verändert werden was unter Umständen auch eine Verringerung des Umfangs zur Folge haben kann </text:span></text:span></text:p>
      <text:p text:style-name="Preformatted_20_Text"><text:span text:style-name="Source_20_Text"><text:span text:style-name="T3"/></text:span></text:p>
      <text:p text:style-name="Preformatted_20_Text"><text:span text:style-name="Source_20_Text"><text:span text:style-name="T3"/></text:span></text:p>
      <text:p text:style-name="Standard">[ALA] Marcotte, Ethan: Responsive Web Design. Online verfügbar: http://alistapart.com/article/responsive-web-design [zuletzt geprüft: 05.11.2014] </text:p>
      <text:p text:style-name="Standard"/>
      <text:p text:style-name="Standard">[ABB1] http://media.creativebloq.futurecdn.net/sites/creativebloq.com/files/imagecache/v2_article_image/articles/article/2012/04/ethan-marcotte.jpg [zuletzt geprüft: 05.10.2014]</text:p>
      <text:p text:style-name="Standard"/>
      <text:p text:style-name="Standard"><text:soft-page-break/>[RWD] responsive-webdesign.mobi (o. Name). Online verfügbar: </text:p>
      <text:p text:style-name="Standard">http://www.responsive-webdesign.mobi/ [zuletzt geprüft: 05.10.2014] </text:p>
      <text:p text:style-name="Standard"/>
      <text:p text:style-name="Standard">[CCDM] CCDM Team: Responsive Design Grundlagen</text:p>
      <text:p text:style-name="Standard">http://www.ccdm.de/blog/responsive-design-grundlagen/ [zuletzt geprüft: 05.10.2014]</text:p>
      <text:p text:style-name="Standard"/>
      <text:p text:style-name="Standard">[ABB2] http://www.responsive-design.com/images/responsive-web-design.jpg [zuletzt geprüft: 05.10.2014]</text:p>
      <text:p text:style-name="Standard"/>
      <text:p text:style-name="Standard">[ABB3] http://blog.otto-office.com/wp-content/uploads/2013/01/Post_PC_14.jpg [zuletzt geprüft: 05.10.2014]</text:p>
      <text:p text:style-name="Standard"/>
      <text:p text:style-name="Standard">Klausuraufgaben</text:p>
      <text:p text:style-name="Standard"/>
      <text:p text:style-name="Standard">1 Multiple Choice oder Zuordnungsaufgaben</text:p>
      <text:p text:style-name="Standard"/>
      <text:p text:style-name="Standard">1 1 <text:span text:style-name="T6">Kreuzen Sie die korrekte Definition an</text:span></text:p>
      <text:p text:style-name="Standard">Responsive Design bezeichnet</text:p>
      <text:p text:style-name="Standard">[ ] eine Notwendigkeit um eine Webseite zu gestalten</text:p>
      <text:p text:style-name="Standard">[x] ein Paradigma bei dem eine Webseite auf das jeweilige Endgerät reagiert</text:p>
      <text:p text:style-name="Standard">[ ] die Fähigkeit eines Endgerätes eine Webseite zu manipulieren</text:p>
      <text:p text:style-name="Standard">[ ] eine neuartige Funktionserweiterung nur im <text:span text:style-name="T6">Cascading Style Sheet (CSS)</text:span></text:p>
      <text:p text:style-name="Standard"/>
      <text:p text:style-name="Standard">1 2 <text:s/>Kreuzen Sie die korrekte Definition an</text:p>
      <text:p text:style-name="Standard">Der Begriff „responsive“ bedeutet in diesem Kontext so viel wie</text:p>
      <text:p text:style-name="Standard">[x] <text:s/><text:span text:style-name="Source_20_Text"><text:span text:style-name="T1">reagierend, auf eine Initiative hin</text:span></text:span></text:p>
      <text:p text:style-name="Standard">[ ] gut aussehend, gut anzusehen</text:p>
      <text:p text:style-name="Standard">[ ] manipulierend, manipulativ</text:p>
      <text:p text:style-name="Standard">[ ] gestaltend, umgestalten</text:p>
      <text:p text:style-name="Standard"/>
      <text:p text:style-name="Standard">1 3 <text:s/>Kreuzen Sie die korrekte Aussage an</text:p>
      <text:p text:style-name="Standard">Erstmals Erwähnung fand der Begriff „Responsive Design“ in einer Ausarbeitung von</text:p>
      <text:p text:style-name="Standard">[ ] Larry Page</text:p>
      <text:p text:style-name="Standard">[ ] Tim Berners Lee</text:p>
      <text:p text:style-name="Standard">[x] Ethan Marcotte</text:p>
      <text:p text:style-name="Standard">[ ] Mark Zuckerberg</text:p>
      <text:p text:style-name="Standard"/>
      <text:p text:style-name="Standard">1 4 Kreuzen Sie die korrekte Aussage an</text:p>
      <text:p text:style-name="Standard">Responsive Design findet Anwendung in</text:p>
      <text:p text:style-name="Standard">[ ] der Kommunikation einer webbasierten Anwendung nach dem <text:span text:style-name="Strong_20_Emphasis"><text:span text:style-name="T6">Client-Server</text:span></text:span><text:span text:style-name="T6">-Prinzip </text:span></text:p>
      <text:p text:style-name="Standard">[ ] der Search Engine Optimization SEO</text:p>
      <text:p text:style-name="Standard">[x] der Implementierung einer flexiblen Webseite</text:p>
      <text:p text:style-name="Standard">[ ] der Sammlung von Daten unter dem Stichwort Big Data</text:p>
      <text:p text:style-name="Standard"/>
      <text:p text:style-name="Standard">2 Ergänzungsaufgaben</text:p>
      <text:p text:style-name="Standard"/>
      <text:p text:style-name="Standard">2 1 Der maßgebliche Faktor an dem sich eine mit Responsive Design gestaltete Webseite orientiert ist die …[Auflösung]... des benutzen Endgerätes. Hiernach werden ...[Form/Layout]... und eventuell auch ...[Funktionen]... der Webseite geändert.</text:p>
      <text:p text:style-name="Standard"/>
      <text:p text:style-name="Standard">2 2 Der Autor des Artikels ...[Responsive Web Design]... in dem Magazin A List Apart im Mai 2010 in dem der Begriff des „Responsive Design“ erstmals Erwähnung fand heißt ...[Ethan Marcotte]...</text:p>
      <text:p text:style-name="Standard"><text:soft-page-break/></text:p>
      <text:p text:style-name="Standard">3 Freitext oder Code</text:p>
      <text:p text:style-name="Standard"/>
      <text:p text:style-name="Standard">3 1 Beschreiben Sie kurz das Konzept des Responsive Design</text:p>
      <text:p text:style-name="Preformatted_20_Text"><text:span text:style-name="Source_20_Text"><text:span text:style-name="T1">Es bezeichnet den Ansatz ein Webdesign in Form und Funktion auf bestimmte Einflüsse reagieren zu lassen, so zum Beispiel auf die Auflösung des Endgerätes</text:span></text:span></text:p>
      <text:p text:style-name="Standard"/>
      <text:p text:style-name="Standard">3 2 Nennen und erläutern Sie kurz jeweils zwei Vor- und Nachteile von Responsive Design</text:p>
      <text:p text:style-name="Standard">Siehe Dokumentation Vor- und Nachteile</text:p>
      <text:p text:style-name="Standard"/>
      <text:p text:style-name="Standard">3 3 Nennen Sie kurz mögliche Alternativen zu Responsive Design</text:p>
      <text:p text:style-name="P2">Als Alternativen sind die Betreibung einer einzigen Webseite ohne flexibles Design für alle Endgeräte sowie die Unterhaltung von zwei Webseiten unter Unterscheidung von mobil und Desktop-PC zu ne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Kuhlmann</meta:initial-creator>
    <meta:creation-date>2014-11-05T13:32:17.34</meta:creation-date>
    <dc:date>2014-11-09T16:11:03.23</dc:date>
    <dc:creator>Jan Kuhlmann</dc:creator>
    <meta:editing-duration>PT5H8M38S</meta:editing-duration>
    <meta:editing-cycles>52</meta:editing-cycles>
    <meta:generator>OpenOffice/4.0.1$Win32 OpenOffice.org_project/401m5$Build-9714</meta:generator>
    <meta:document-statistic meta:table-count="0" meta:image-count="3" meta:object-count="0" meta:page-count="6" meta:paragraph-count="88" meta:word-count="1512" meta:character-count="11224"/>
  </office:meta>
</office:document-meta>
</file>